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1cm"/>
    </style:style>
    <style:style style:name="co2" style:family="table-column">
      <style:table-column-properties fo:break-before="auto" style:column-width="3.501cm"/>
    </style:style>
    <style:style style:name="co3" style:family="table-column">
      <style:table-column-properties fo:break-before="auto" style:column-width="9.301cm"/>
    </style:style>
    <style:style style:name="co4" style:family="table-column">
      <style:table-column-properties fo:break-before="auto" style:column-width="10.049cm"/>
    </style:style>
    <style:style style:name="co5" style:family="table-column">
      <style:table-column-properties fo:break-before="auto" style:column-width="10.10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di_slogan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es effets des catastroph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di_andeansubregion</text:p>
          </table:table-cell>
          <table:table-cell office:value-type="string">
            <text:p>SubRegión Andina</text:p>
          </table:table-cell>
          <table:table-cell office:value-type="string">
            <text:p>Andean Subregion</text:p>
          </table:table-cell>
          <table:table-cell office:value-type="string">
            <text:p>Sub Região Andina</text:p>
          </table:table-cell>
          <table:table-cell office:value-type="string">
            <text:p>Sous-région andine</text:p>
          </table:table-cell>
        </table:table-row>
        <table:table-row table:style-name="ro1">
          <table:table-cell/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es effets des catastrophes</text:p>
          </table:table-cell>
        </table:table-row>
        <table:table-row table:style-name="ro1">
          <table:table-cell/>
          <table:table-cell office:value-type="string">
            <text:p>tcountries</text:p>
          </table:table-cell>
          <table:table-cell office:value-type="string">
            <text:p>Regiones</text:p>
          </table:table-cell>
          <table:table-cell office:value-type="string">
            <text:p>Regions</text:p>
          </table:table-cell>
          <table:table-cell office:value-type="string">
            <text:p>Regiões</text:p>
          </table:table-cell>
          <table:table-cell office:value-type="string">
            <text:p>Régions</text:p>
          </table:table-cell>
        </table:table-row>
        <table:table-row table:style-name="ro1">
          <table:table-cell/>
          <table:table-cell office:value-type="string">
            <text:p>tvirtualreg</text:p>
          </table:table-cell>
          <table:table-cell office:value-type="string">
            <text:p>Regiones Virtuales</text:p>
          </table:table-cell>
          <table:table-cell office:value-type="string">
            <text:p>Virtual regions</text:p>
          </table:table-cell>
          <table:table-cell office:value-type="string">
            <text:p>Regiões Virtuais</text:p>
          </table:table-cell>
          <table:table-cell office:value-type="string">
            <text:p>Régions Virtuelles</text:p>
          </table:table-cell>
        </table:table-row>
        <table:table-row table:style-name="ro1">
          <table:table-cell/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Échec de la communication. Vérifiez votre connexion Internet</text:p>
          </table:table-cell>
        </table:table-row>
        <table:table-row table:style-name="ro1">
          <table:table-cell/>
          <table:table-cell office:value-type="string">
            <text:p>tdbavail</text:p>
          </table:table-cell>
          <table:table-cell office:value-type="string">
            <text:p>Bases de efectos disponibles</text:p>
          </table:table-cell>
          <table:table-cell office:value-type="string">
            <text:p>Databases of available effects</text:p>
          </table:table-cell>
          <table:table-cell office:value-type="string">
            <text:p>Bancos de efeitos disponíveis</text:p>
          </table:table-cell>
          <table:table-cell office:value-type="string">
            <text:p>Inventaires de Désastres disponibles</text:p>
          </table:table-cell>
        </table:table-row>
        <table:table-row table:style-name="ro1">
          <table:table-cell/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existe pas de bases de données disponibles</text:p>
          </table:table-cell>
        </table:table-row>
        <table:table-row table:style-name="ro1">
          <table:table-cell/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s</text:p>
          </table:table-cell>
        </table:table-row>
        <table:table-row table:style-name="ro1">
          <table:table-cell/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do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Êtes-vous sûr de vouloir arrêter de fumer?</text:p>
          </table:table-cell>
        </table:table-row>
        <table:table-row table:style-name="ro1">
          <table:table-cell/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/>
          <table:table-cell office:value-type="string">
            <text:p>t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/>
          <table:table-cell office:value-type="string">
            <text:p>tusers</text:p>
          </table:table-cell>
          <table:table-cell office:value-type="string">
            <text:p>Acceso a usuarios</text:p>
          </table:table-cell>
          <table:table-cell office:value-type="string">
            <text:p>User's Login</text:p>
          </table:table-cell>
          <table:table-cell office:value-type="string">
            <text:p>Entrada de usuários</text:p>
          </table:table-cell>
          <table:table-cell office:value-type="string">
            <text:p>Connexion de l'utilisateur</text:p>
          </table:table-cell>
        </table:table-row>
        <table:table-row table:style-name="ro1">
          <table:table-cell/>
          <table:table-cell office:value-type="string">
            <text:p>tcredits</text:p>
          </table:table-cell>
          <table:table-cell office:value-type="string">
            <text:p>En alianza estratégica con</text:p>
          </table:table-cell>
          <table:table-cell office:value-type="string">
            <text:p>In strategic alliance with</text:p>
          </table:table-cell>
          <table:table-cell office:value-type="string">
            <text:p>Em convenio estratégico com</text:p>
          </table:table-cell>
          <table:table-cell office:value-type="string">
            <text:p>En alliance stratégique avec</text:p>
          </table:table-cell>
        </table:table-row>
        <table:table-row table:style-name="ro1">
          <table:table-cell/>
          <table:table-cell office:value-type="string">
            <text:p>treg1</text:p>
          </table:table-cell>
          <table:table-cell table:number-columns-repeated="2" office:value-type="string">
            <text:p>Asia</text:p>
          </table:table-cell>
          <table:table-cell office:value-type="string">
            <text:p>Ásia</text:p>
          </table:table-cell>
          <table:table-cell office:value-type="string">
            <text:p>Asie</text:p>
          </table:table-cell>
        </table:table-row>
        <table:table-row table:style-name="ro1">
          <table:table-cell/>
          <table:table-cell office:value-type="string">
            <text:p>treg2</text:p>
          </table:table-cell>
          <table:table-cell office:value-type="string">
            <text:p>Centro América</text:p>
          </table:table-cell>
          <table:table-cell office:value-type="string">
            <text:p>Central America</text:p>
          </table:table-cell>
          <table:table-cell office:value-type="string">
            <text:p>América Central</text:p>
          </table:table-cell>
          <table:table-cell office:value-type="string">
            <text:p>Amérique centrale</text:p>
          </table:table-cell>
        </table:table-row>
        <table:table-row table:style-name="ro1">
          <table:table-cell/>
          <table:table-cell office:value-type="string">
            <text:p>treg3</text:p>
          </table:table-cell>
          <table:table-cell office:value-type="string">
            <text:p>Cono Sur</text:p>
          </table:table-cell>
          <table:table-cell office:value-type="string">
            <text:p>Southern Cone</text:p>
          </table:table-cell>
          <table:table-cell office:value-type="string">
            <text:p>Cone Sul</text:p>
          </table:table-cell>
          <table:table-cell office:value-type="string">
            <text:p>Cône Sud</text:p>
          </table:table-cell>
        </table:table-row>
        <table:table-row table:style-name="ro1">
          <table:table-cell/>
          <table:table-cell office:value-type="string">
            <text:p>treg4</text:p>
          </table:table-cell>
          <table:table-cell table:number-columns-repeated="2" office:value-type="string">
            <text:p>Gran Chaco</text:p>
          </table:table-cell>
          <table:table-cell office:value-type="string">
            <text:p>Grande Chaco</text:p>
          </table:table-cell>
          <table:table-cell office:value-type="string">
            <text:p>Gran Chaco</text:p>
          </table:table-cell>
        </table:table-row>
        <table:table-row table:style-name="ro1">
          <table:table-cell/>
          <table:table-cell office:value-type="string">
            <text:p>treg5</text:p>
          </table:table-cell>
          <table:table-cell office:value-type="string">
            <text:p>Norte América</text:p>
          </table:table-cell>
          <table:table-cell office:value-type="string">
            <text:p>North America</text:p>
          </table:table-cell>
          <table:table-cell office:value-type="string">
            <text:p>América do Norte</text:p>
          </table:table-cell>
          <table:table-cell office:value-type="string">
            <text:p>Amérique du Nord</text:p>
          </table:table-cell>
        </table:table-row>
        <table:table-row table:style-name="ro1">
          <table:table-cell/>
          <table:table-cell office:value-type="string">
            <text:p>treg6</text:p>
          </table:table-cell>
          <table:table-cell office:value-type="string">
            <text:p>SubRegión Andina</text:p>
          </table:table-cell>
          <table:table-cell office:value-type="string">
            <text:p>Andean Subregion</text:p>
          </table:table-cell>
          <table:table-cell/>
          <table:table-cell office:value-type="string">
            <text:p>Sous-région andine</text:p>
          </table:table-cell>
        </table:table-row>
        <table:table-row table:style-name="ro1">
          <table:table-cell/>
          <table:table-cell office:value-type="string">
            <text:p>treg7</text:p>
          </table:table-cell>
          <table:table-cell office:value-type="string">
            <text:p>Ciudades</text:p>
          </table:table-cell>
          <table:table-cell office:value-type="string">
            <text:p>Cities</text:p>
          </table:table-cell>
          <table:table-cell office:value-type="string">
            <text:p>Cidades</text:p>
          </table:table-cell>
          <table:table-cell office:value-type="string">
            <text:p>Villes</text:p>
          </table:table-cell>
        </table:table-row>
        <table:table-row table:style-name="ro1">
          <table:table-cell/>
          <table:table-cell office:value-type="string">
            <text:p>treg8</text:p>
          </table:table-cell>
          <table:table-cell office:value-type="string">
            <text:p>Gran Chaco Americano</text:p>
          </table:table-cell>
          <table:table-cell office:value-type="string">
            <text:p>Great American Chaco</text:p>
          </table:table-cell>
          <table:table-cell office:value-type="string">
            <text:p>Grande Chaco Americano</text:p>
          </table:table-cell>
          <table:table-cell office:value-type="string">
            <text:p>Gran Chaco Americano</text:p>
          </table:table-cell>
        </table:table-row>
        <table:table-row table:style-name="ro1">
          <table:table-cell/>
          <table:table-cell office:value-type="string">
            <text:p>tcopyright</text:p>
          </table:table-cell>
          <table:table-cell table:number-columns-repeated="2" office:value-type="string">
            <text:p>(c) 1998-2010 Corporación OSSO - Colombia</text:p>
          </table:table-cell>
          <table:table-cell office:value-type="string">
            <text:p>(c) 1998-2010 Corporação OSSO - Colômbia</text:p>
          </table:table-cell>
          <table:table-cell office:value-type="string">
            <text:p>(c) 1998-2010 Corporación OSSO - Colombia</text:p>
          </table:table-cell>
        </table:table-row>
        <table:table-row table:style-name="ro1">
          <table:table-cell/>
          <table:table-cell office:value-type="string">
            <text:p>tcountryBOL</text:p>
          </table:table-cell>
          <table:table-cell table:number-columns-repeated="2" office:value-type="string">
            <text:p>Bolivia</text:p>
          </table:table-cell>
          <table:table-cell office:value-type="string">
            <text:p>Bolívia</text:p>
          </table:table-cell>
          <table:table-cell office:value-type="string">
            <text:p>Bolivie</text:p>
          </table:table-cell>
        </table:table-row>
        <table:table-row table:style-name="ro1">
          <table:table-cell/>
          <table:table-cell office:value-type="string">
            <text:p>tcountryECU</text:p>
          </table:table-cell>
          <table:table-cell table:number-columns-repeated="2" office:value-type="string">
            <text:p>Ecuador</text:p>
          </table:table-cell>
          <table:table-cell office:value-type="string">
            <text:p>Equador</text:p>
          </table:table-cell>
          <table:table-cell office:value-type="string">
            <text:p>Équateur</text:p>
          </table:table-cell>
        </table:table-row>
        <table:table-row table:style-name="ro1">
          <table:table-cell/>
          <table:table-cell office:value-type="string">
            <text:p>tcountryCOL</text:p>
          </table:table-cell>
          <table:table-cell table:number-columns-repeated="2" office:value-type="string">
            <text:p>Colombia</text:p>
          </table:table-cell>
          <table:table-cell office:value-type="string">
            <text:p>Colômbia</text:p>
          </table:table-cell>
          <table:table-cell office:value-type="string">
            <text:p>Colombie</text:p>
          </table:table-cell>
        </table:table-row>
        <table:table-row table:style-name="ro1">
          <table:table-cell/>
          <table:table-cell office:value-type="string">
            <text:p>tcountryPER</text:p>
          </table:table-cell>
          <table:table-cell table:number-columns-repeated="3" office:value-type="string">
            <text:p>Perú</text:p>
          </table:table-cell>
          <table:table-cell office:value-type="string">
            <text:p>Pérou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8">08/02/2010</text:date>, <text:time>17:36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1" meta:cell-count="142" meta:object-count="0"/>
    <meta:generator>OpenOffice.org/3.1$Win32 OpenOffice.org_project/310m11$Build-9399</meta:generator>
  </office:meta>
</office:document-meta>
</file>